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2" style:master-page-name="MP0" style:family="paragraph">
      <style:paragraph-properties fo:break-before="page"/>
    </style:style>
    <style:style style:name="T2" style:parent-style-name="Strong" style:family="text">
      <style:text-properties fo:font-weight="normal" style:font-weight-asian="normal" style:font-weight-complex="normal"/>
    </style:style>
    <style:style style:name="P3" style:parent-style-name="Normal" style:family="paragraph">
      <style:paragraph-properties fo:margin-top="0.0694in" fo:margin-bottom="0.0694in"/>
    </style:style>
    <style:style style:name="P4" style:parent-style-name="Normal" style:family="paragraph">
      <style:paragraph-properties fo:margin-top="0.0694in" fo:margin-bottom="0.0694in"/>
    </style:style>
    <style:style style:name="T5" style:parent-style-name="DefaultParagraphFont" style:family="text">
      <style:text-properties fo:font-weight="bold" style:font-weight-asian="bold" style:font-weight-complex="bold"/>
    </style:style>
    <style:style style:name="P6" style:parent-style-name="Normal" style:family="paragraph">
      <style:paragraph-properties style:vertical-align="auto" fo:margin-bottom="0in" fo:line-height="100%"/>
      <style:text-properties fo:hyphenate="false"/>
    </style:style>
    <style:style style:name="T7" style:parent-style-name="Hyperlink" style:family="text">
      <style:text-properties style:font-name-asian="Times New Roman" style:font-name-complex="Calibri" style:language-asian="en" style:country-asian="GB"/>
    </style:style>
    <style:style style:name="P8" style:parent-style-name="Normal" style:family="paragraph">
      <style:paragraph-properties fo:margin-top="0.0694in" fo:margin-bottom="0.0694in"/>
    </style:style>
    <style:style style:name="P9" style:parent-style-name="Normal" style:family="paragraph">
      <style:paragraph-properties fo:margin-top="0.0694in" fo:margin-bottom="0.0694in"/>
    </style:style>
    <style:style style:name="P10" style:parent-style-name="Normal" style:family="paragraph">
      <style:paragraph-properties fo:margin-top="0.0694in" fo:margin-bottom="0.0694in"/>
    </style:style>
    <style:style style:name="T11" style:parent-style-name="DefaultParagraphFont" style:family="text">
      <style:text-properties fo:font-weight="bold" style:font-weight-asian="bold" style:font-weight-complex="bold"/>
    </style:style>
    <style:style style:name="P12" style:parent-style-name="Normal" style:family="paragraph">
      <style:paragraph-properties style:vertical-align="auto" fo:margin-bottom="0in" fo:line-height="100%"/>
      <style:text-properties fo:hyphenate="false"/>
    </style:style>
    <style:style style:name="T13" style:parent-style-name="Hyperlink" style:family="text">
      <style:text-properties style:font-name-asian="Times New Roman" style:font-name-complex="Calibri" style:language-asian="en" style:country-asian="GB"/>
    </style:style>
    <style:style style:name="P14" style:parent-style-name="Normal" style:family="paragraph">
      <style:paragraph-properties fo:margin-top="0.0694in" fo:margin-bottom="0.0694in"/>
    </style:style>
    <style:style style:name="P15" style:parent-style-name="Normal" style:family="paragraph">
      <style:paragraph-properties fo:margin-top="0.0694in" fo:margin-bottom="0.0694in"/>
    </style:style>
    <style:style style:name="P16" style:parent-style-name="Normal" style:family="paragraph">
      <style:paragraph-properties fo:margin-top="0.0694in" fo:margin-bottom="0.0694in"/>
    </style:style>
    <style:style style:name="P17" style:parent-style-name="Normal" style:family="paragraph">
      <style:paragraph-properties fo:margin-top="0.0694in" fo:margin-bottom="0.0694in"/>
    </style:style>
    <style:style style:name="P18" style:parent-style-name="Normal" style:family="paragraph">
      <style:paragraph-properties fo:margin-top="0.0694in" fo:margin-bottom="0.0694in"/>
    </style:style>
    <style:style style:name="P19" style:parent-style-name="Normal" style:family="paragraph">
      <style:paragraph-properties fo:margin-top="0.0694in" fo:margin-bottom="0.0694in"/>
    </style:style>
    <style:style style:name="P20" style:parent-style-name="Normal" style:family="paragraph">
      <style:text-properties fo:font-weight="bold" style:font-weight-asian="bold" style:font-weight-complex="bold" fo:hyphenate="false"/>
    </style:style>
    <style:style style:name="P21" style:parent-style-name="Normal" style:family="paragraph">
      <style:text-properties fo:hyphenate="false"/>
    </style:style>
    <style:style style:name="T22" style:parent-style-name="DefaultParagraphFont" style:family="text">
      <style:text-properties style:font-name-complex="Calibri" fo:color="#000000"/>
    </style:style>
    <style:style style:name="T23" style:parent-style-name="Hyperlink" style:family="text">
      <style:text-properties style:font-name-asian="Times New Roman" style:font-name-complex="Calibri" style:language-asian="en" style:country-asian="GB"/>
    </style:style>
    <style:style style:name="P24" style:parent-style-name="Normal" style:family="paragraph">
      <style:text-properties style:font-name-asian="Times New Roman" style:font-name-complex="Calibri" fo:color="#000000" style:language-asian="en" style:country-asian="GB" fo:hyphenate="false"/>
    </style:style>
    <style:style style:name="P25" style:parent-style-name="Normal" style:family="paragraph">
      <style:paragraph-properties fo:margin-top="0.0694in" fo:margin-bottom="0.0694in"/>
    </style:style>
    <style:style style:name="T26" style:parent-style-name="DefaultParagraphFont" style:family="text">
      <style:text-properties fo:font-weight="bold" style:font-weight-asian="bold" style:font-weight-complex="bold"/>
    </style:style>
    <style:style style:name="P27" style:parent-style-name="Normal" style:family="paragraph">
      <style:paragraph-properties fo:margin-top="0.0694in" fo:margin-bottom="0.0694in"/>
    </style:style>
    <style:style style:name="T28" style:parent-style-name="DefaultParagraphFont" style:family="text">
      <style:text-properties fo:font-weight="bold" style:font-weight-asian="bold" style:font-weight-complex="bold"/>
    </style:style>
    <style:style style:name="T29" style:parent-style-name="Hyperlink" style:family="text">
      <style:text-properties fo:font-weight="bold" style:font-weight-asian="bold" style:font-weight-complex="bold"/>
    </style:style>
    <style:style style:name="P30" style:parent-style-name="Normal" style:family="paragraph">
      <style:paragraph-properties fo:margin-top="0.0694in" fo:margin-bottom="0.0694in"/>
    </style:style>
    <style:style style:name="T31" style:parent-style-name="DefaultParagraphFont" style:family="text">
      <style:text-properties fo:font-weight="bold" style:font-weight-asian="bold" style:font-weight-complex="bold"/>
    </style:style>
    <style:style style:name="T32" style:parent-style-name="Hyperlink" style:family="text">
      <style:text-properties fo:font-weight="bold" style:font-weight-asian="bold" style:font-weight-complex="bold"/>
    </style:style>
    <style:style style:name="P33" style:parent-style-name="Normal" style:family="paragraph">
      <style:paragraph-properties fo:margin-top="0.0694in" fo:margin-bottom="0.0694in"/>
    </style:style>
    <style:style style:name="T34" style:parent-style-name="DefaultParagraphFont" style:family="text">
      <style:text-properties fo:font-weight="bold" style:font-weight-asian="bold" style:font-weight-complex="bold"/>
    </style:style>
    <style:style style:name="T35" style:parent-style-name="Hyperlink"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P37" style:parent-style-name="Normal" style:family="paragraph">
      <style:paragraph-properties fo:margin-top="0.0694in" fo:margin-bottom="0.0694in"/>
    </style:style>
    <style:style style:name="T38" style:parent-style-name="DefaultParagraphFont" style:family="text">
      <style:text-properties fo:font-weight="bold" style:font-weight-asian="bold" style:font-weight-complex="bold"/>
    </style:style>
    <style:style style:name="P39" style:parent-style-name="Normal" style:family="paragraph">
      <style:paragraph-properties fo:margin-top="0.0694in" fo:margin-bottom="0.0694in"/>
    </style:style>
    <style:style style:name="T40" style:parent-style-name="DefaultParagraphFont" style:family="text">
      <style:text-properties fo:font-weight="bold" style:font-weight-asian="bold" style:font-weight-complex="bold"/>
    </style:style>
    <style:style style:name="P41" style:parent-style-name="Normal" style:family="paragraph">
      <style:paragraph-properties fo:margin-top="0.0694in" fo:margin-bottom="0.0694in"/>
    </style:style>
    <style:style style:name="T42" style:parent-style-name="DefaultParagraphFont" style:family="text">
      <style:text-properties fo:font-weight="bold" style:font-weight-asian="bold" style:font-weight-complex="bold"/>
    </style:style>
    <style:style style:name="P43" style:parent-style-name="Normal" style:family="paragraph">
      <style:paragraph-properties fo:margin-top="0.0694in" fo:margin-bottom="0.0694in"/>
    </style:style>
    <style:style style:name="T44" style:parent-style-name="DefaultParagraphFont" style:family="text">
      <style:text-properties fo:font-weight="bold" style:font-weight-asian="bold" style:font-weight-complex="bold"/>
    </style:style>
    <style:style style:name="P45" style:parent-style-name="Normal" style:family="paragraph">
      <style:paragraph-properties fo:margin-top="0.0694in" fo:margin-bottom="0.0694in"/>
    </style:style>
    <style:style style:name="T46" style:parent-style-name="DefaultParagraphFont" style:family="text">
      <style:text-properties fo:font-weight="bold" style:font-weight-asian="bold" style:font-weight-complex="bold"/>
    </style:style>
    <style:style style:name="T47" style:parent-style-name="Hyperlink" style:family="text">
      <style:text-properties fo:font-weight="bold" style:font-weight-asian="bold" style:font-weight-complex="bold"/>
    </style:style>
    <style:style style:name="P48" style:parent-style-name="Normal" style:family="paragraph">
      <style:paragraph-properties fo:margin-top="0.0694in" fo:margin-bottom="0.0694in"/>
    </style:style>
  </office:automatic-styles>
  <office:body>
    <office:text text:use-soft-page-breaks="true">
      <text:h text:style-name="P1" text:outline-level="2"><text:span text:style-name="T2">The Future of the Private Branch Exchange (PBX) Market</text:span></text:h>
      <text:p text:style-name="P3">In the era of digital transformation, seamless and efficient communication is the backbone of every successful organization. One of the technologies that has stood the test of time—while evolving significantly—is the<text:s/><text:span text:style-name="Strong">Private Branch Exchange (PBX)</text:span><text:s/>system.</text:p>
      <text:p text:style-name="P4"><text:span text:style-name="T5">Request Sample Report PDF (including TOC, Graphs &amp; Tables):</text:span></text:p>
      <text:p text:style-name="P6"><text:a xlink:href="https://www.statsandresearch.com/request-sample/31768-private-branch-exchange-pbx-market" office:target-frame-name="_top" xlink:show="replace"><text:span text:style-name="T7">https://www.statsandresearch.com/request-sample/31768-private-branch-exchange-pbx-market</text:span></text:a></text:p>
      <text:h text:style-name="Heading3" text:outline-level="3">What is PBX?</text:h>
      <text:p text:style-name="P8">A PBX is a private telephone network used within a company or organization. It allows users to communicate internally and externally using different communication channels like Voice over IP (VoIP), Integrated Services Digital Network (ISDN), or analog lines.</text:p>
      <text:h text:style-name="Heading3" text:outline-level="3">Evolution of the PBX Market</text:h>
      <text:p text:style-name="P9">The PBX market has transformed drastically over the years. From traditional hardware-based systems to cloud-based solutions, businesses now prefer flexible, scalable, and cost-effective systems that can integrate with modern communication tools like CRMs, video conferencing apps, and mobile platforms.</text:p>
      <text:p text:style-name="P10"><text:span text:style-name="T11">Get up to 30% Discount:</text:span></text:p>
      <text:p text:style-name="P12"><text:a xlink:href="https://www.statsandresearch.com/check-discount/31768-private-branch-exchange-pbx-market" office:target-frame-name="_top" xlink:show="replace"><text:span text:style-name="T13">https://www.statsandresearch.com/check-discount/31768-private-branch-exchange-pbx-market</text:span></text:a></text:p>
      <text:h text:style-name="Heading3" text:outline-level="3">Cloud-Based PBX: The Game Changer</text:h>
      <text:p text:style-name="P14">Cloud PBX, also known as hosted PBX, is gaining popularity due to its low maintenance, easy upgrades, remote accessibility, and reduced operational costs. Companies are ditching legacy systems and moving towards cloud-native platforms to stay competitive and agile.</text:p>
      <text:h text:style-name="Heading3" text:outline-level="3">Market Trends and Growth</text:h>
      <text:p text:style-name="P15">The global PBX market is seeing steady growth, driven by the increasing demand for unified communication, the rise of remote work, and technological advancements in VoIP and 5G. Small and medium-sized enterprises (SMEs) are particularly fueling this growth due to their need for affordable yet efficient communication systems.</text:p>
      <text:h text:style-name="Heading3" text:outline-level="3">Regional Insights</text:h>
      <text:p text:style-name="P16">North America and Europe are leading the market, but rapid digital adoption in Asia-Pacific is expected to make the region a major player in the near future. Countries like India, China, and Japan are showing strong interest in deploying cloud-based PBX systems across industries.</text:p>
      <text:soft-page-break/>
      <text:h text:style-name="Heading3" text:outline-level="3">Key Players and Innovations</text:h>
      <text:p text:style-name="P17">Major players such as Cisco, Avaya, NEC, Mitel, and Panasonic continue to innovate by integrating AI, analytics, and cybersecurity features into PBX systems. Startups and niche providers are also entering the market with specialized solutions for hybrid workplaces and niche industries.</text:p>
      <text:h text:style-name="Heading3" text:outline-level="3">Challenges and Opportunities</text:h>
      <text:p text:style-name="P18">While the market is booming, challenges like data privacy, system compatibility, and cybersecurity threats persist. However, these challenges also open doors for innovation, particularly in securing VoIP channels and integrating PBX with enterprise-level tools.</text:p>
      <text:h text:style-name="Heading3" text:outline-level="3">Future Outlook</text:h>
      <text:p text:style-name="P19">With AI-powered virtual assistants, real-time analytics, and increasing mobile compatibility, PBX systems are set to become more intelligent and proactive. As businesses continue to embrace digital communication, the PBX market will remain a critical component of enterprise communication infrastructure.</text:p>
      <text:p text:style-name="P20">Purchase Exclusive Report:</text:p>
      <text:p text:style-name="P21"><text:span text:style-name="T22"><text:s/></text:span><text:a xlink:href="https://www.statsandresearch.com/enquire-before/31768-private-branch-exchange-pbx-market" office:target-frame-name="_top" xlink:show="replace"><text:span text:style-name="T23">https://www.statsandresearch.com/enquire-before/31768-private-branch-exchange-pbx-market</text:span></text:a></text:p>
      <text:p text:style-name="P24"/>
      <text:p text:style-name="P25"><text:span text:style-name="T26">Our Services:</text:span></text:p>
      <text:p text:style-name="P27"><text:span text:style-name="T28">On-Demand Reports:<text:s/></text:span><text:a xlink:href="https://www.statsandresearch.com/on-demand-reports" office:target-frame-name="_top" xlink:show="replace"><text:span text:style-name="T29">https://www.statsandresearch.com/on-demand-reports</text:span></text:a></text:p>
      <text:p text:style-name="P30"><text:span text:style-name="T31">Subscription Plans:<text:s/></text:span><text:a xlink:href="https://www.statsandresearch.com/subscription-plans" office:target-frame-name="_top" xlink:show="replace"><text:span text:style-name="T32">https://www.statsandresearch.com/subscription-plans</text:span></text:a></text:p>
      <text:p text:style-name="P33"><text:span text:style-name="T34">Consulting Services:<text:s/></text:span><text:a xlink:href="https://www.statsandresearch.com/consulting-services" office:target-frame-name="_top" xlink:show="replace"><text:span text:style-name="T35">https://www.statsandresearch.com/consulting-services</text:span></text:a><text:span text:style-name="T36"> </text:span></text:p>
      <text:p text:style-name="P37"><text:span text:style-name="T38">Contact Us:</text:span></text:p>
      <text:p text:style-name="P39"><text:span text:style-name="T40">Stats and Research</text:span></text:p>
      <text:p text:style-name="P41"><text:span text:style-name="T42">Email:sales@statsandresearch.com </text:span></text:p>
      <text:p text:style-name="P43"><text:span text:style-name="T44">Phone: +91 8530698844</text:span></text:p>
      <text:p text:style-name="P45"><text:span text:style-name="T46">Website:<text:s/></text:span><text:a xlink:href="https://www.statsandresearch.com/" office:target-frame-name="_top" xlink:show="replace"><text:span text:style-name="T47">https://www.statsandresearch.com</text:span></text:a></text:p>
      <text:p text:style-name="P48"/>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paragraph-properties style:vertical-align="baseline" fo:line-height="106%"/>
      <style:text-properties style:font-name="Calibri" style:font-name-asian="Calibri" style:font-name-complex="Times New Roman"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eta:initial-creator>
    <dc:creator>A</dc:creator>
    <meta:creation-date>2025-04-04T11:14:00Z</meta:creation-date>
    <dc:date>2025-04-04T11:15:00Z</dc:date>
    <meta:template xlink:href="Normal.dotm" xlink:type="simple"/>
    <meta:editing-cycles>1</meta:editing-cycles>
    <meta:editing-duration>PT60S</meta:editing-duration>
    <meta:document-statistic meta:page-count="2" meta:paragraph-count="8" meta:word-count="612" meta:character-count="4094" meta:row-count="29" meta:non-whitespace-character-count="3490"/>
  </office:meta>
</office:document-meta>
</file>